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284" officeooo:paragraph-rsid="001d32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je acordei, tomei banho e mexi no celular e me arrumei para vir pra escola, comi café da manhã e esperei a minha tia me buscar de carro mas do mesmo jeito fiquei atrasado, e logo depois ela chegou e eu vim estudar e rir com os parça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5:57:03.013944510</meta:creation-date>
    <dc:date>2025-08-14T16:10:39.373542433</dc:date>
    <meta:editing-duration>PT13M36S</meta:editing-duration>
    <meta:editing-cycles>1</meta:editing-cycles>
    <meta:document-statistic meta:table-count="0" meta:image-count="0" meta:object-count="0" meta:page-count="1" meta:paragraph-count="1" meta:word-count="48" meta:character-count="235" meta:non-whitespace-character-count="188"/>
    <meta:generator>LibreOffice/24.2.7.2$Linux_X86_64 LibreOffice_project/420$Build-2</meta:generator>
  </office:meta>
</office:document-meta>
</file>